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6cm" svg:y="2.1cm">
          <text:p text:style-name="P1">Routing key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7.9cm" svg:y="2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32cm" svg:height="0.962cm" svg:x="4.3cm" svg:y="3.838cm">
          <draw:text-box>
            <text:p>Data encryption public key</text:p>
          </draw:text-box>
        </draw:frame>
        <draw:line draw:style-name="gr3" draw:text-style-name="P1" draw:layer="layout" svg:x1="8.6cm" svg:y1="3.9cm" svg:x2="8.6cm" svg:y2="2.7cm">
          <text:p/>
        </draw:line>
        <draw:custom-shape draw:style-name="gr1" draw:text-style-name="P1" draw:layer="layout" svg:width="6.3cm" svg:height="1.2cm" svg:x="9.3cm" svg:y="2.1cm">
          <text:p text:style-name="P1">Hybrid head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15.6cm" svg:y="2.1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2cm" svg:x="18.4cm" svg:y="2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4cm" svg:y1="3.3cm" svg:x2="19.7cm" svg:y2="3.3cm">
          <text:p/>
        </draw:line>
        <draw:line draw:style-name="gr5" draw:text-style-name="P1" draw:layer="layout" svg:x1="18.399cm" svg:y1="2.099cm" svg:x2="19.699cm" svg:y2="2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5:14:12</meta:creation-date>
    <dc:date>2013-05-12T16:37:09</dc:date>
    <dc:creator>Luke </dc:creator>
    <meta:editing-duration>PT1H7M47S</meta:editing-duration>
    <meta:editing-cycles>1</meta:editing-cycles>
    <meta:document-statistic meta:object-count="9"/>
    <meta:generator>LibreOffice/3.5$Linux_x86 LibreOffice_project/350m1$Build-2</meta:generator>
  </office:meta>
</office:document-meta>
</file>